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1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36.592cm" svg:height="19.385cm" svg:x="0.812cm" svg:y="16.15cm">
            <draw:object draw:notify-on-update-of-ranges="'Sheet 1 - Table 1'.B6:'Sheet 1 - Table 1'.B9 'Sheet 1 - Table 1'.F5:'Sheet 1 - Table 1'.F5 'Sheet 1 - Table 1'.F6:'Sheet 1 - Table 1'.F9 'Sheet 1 - Table 1'.D5:'Sheet 1 - Table 1'.D5 'Sheet 1 - Table 1'.D6:'Sheet 1 - Table 1'.D9 'Sheet 1 - Table 1'.E5:'Sheet 1 - Table 1'.E5 'Sheet 1 - Table 1'.E6:'Sheet 1 - Table 1'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17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formula="of:=([.D6]/[.B6])" office:value-type="float" office:value="1" calcext:value-type="float">
            <text:p>1,00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198" calcext:value-type="float">
            <text:p>198</text:p>
          </table:table-cell>
          <table:table-cell table:style-name="ce17" table:formula="of:=([.C6]/[.C7])" office:value-type="float" office:value="1.54040404040404" calcext:value-type="float">
            <text:p>1,540</text:p>
          </table:table-cell>
          <table:table-cell table:style-name="ce9" office:value-type="float" office:value="2" calcext:value-type="float">
            <text:p>2</text:p>
          </table:table-cell>
          <table:table-cell table:style-name="ce17" table:formula="of:=([.D7]/[.B7])" office:value-type="float" office:value="0.77020202020202" calcext:value-type="float">
            <text:p>0,77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95" calcext:value-type="float">
            <text:p>195</text:p>
          </table:table-cell>
          <table:table-cell table:style-name="ce17" table:formula="of:=([.C6]/[.C8])" office:value-type="float" office:value="1.56410256410256" calcext:value-type="float">
            <text:p>1,564</text:p>
          </table:table-cell>
          <table:table-cell table:style-name="ce9" office:value-type="float" office:value="3" calcext:value-type="float">
            <text:p>3</text:p>
          </table:table-cell>
          <table:table-cell table:style-name="ce17" table:formula="of:=([.D8]/[.B8])" office:value-type="float" office:value="0.521367521367521" calcext:value-type="float">
            <text:p>0,521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90" calcext:value-type="float">
            <text:p>190</text:p>
          </table:table-cell>
          <table:table-cell table:style-name="ce17" table:formula="of:=([.C6]/[.C9])" office:value-type="float" office:value="1.60526315789474" calcext:value-type="float">
            <text:p>1,605</text:p>
          </table:table-cell>
          <table:table-cell table:style-name="ce9" office:value-type="float" office:value="4" calcext:value-type="float">
            <text:p>4</text:p>
          </table:table-cell>
          <table:table-cell table:style-name="ce17" table:formula="of:=([.D9]/[.B9])" office:value-type="float" office:value="0.401315789473684" calcext:value-type="float">
            <text:p>0,401</text:p>
          </table:table-cell>
          <table:table-cell table:style-name="ce4" table:number-columns-repeated="5"/>
          <table:table-cell table:number-columns-repeated="245"/>
        </table:table-row>
        <table:table-row table:style-name="ro3" table:number-rows-repeated="2">
          <table:table-cell table:style-name="ce2"/>
          <table:table-cell table:style-name="ce6"/>
          <table:table-cell table:style-name="ce7"/>
          <table:table-cell table:style-name="ce17"/>
          <table:table-cell table:style-name="ce9"/>
          <table:table-cell table:style-name="ce17"/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2"/>
          <table:table-cell table:style-name="ce17"/>
          <table:table-cell table:style-name="ce9"/>
          <table:table-cell table:style-name="ce17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46:38.656251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1-05-20T16:53:17.843898351</dc:date>
    <meta:generator>LibreOffice/6.4.7.2$Linux_X86_64 LibreOffice_project/40$Build-2</meta:generator>
    <meta:editing-duration>PT10M39S</meta:editing-duration>
    <meta:editing-cycles>6</meta:editing-cycles>
    <meta:document-statistic meta:table-count="1" meta:cell-count="2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10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6.593cm" svg:height="19.386cm" xlink:href=".." xlink:type="simple" chart:class="chart:bar" chart:column-mapping="2 0 1" chart:style-name="ch1">
        <chart:title svg:x="11.746cm" svg:y="0.524cm" chart:style-name="ch2">
          <text:p>Speed-up Multi Processing</text:p>
        </chart:title>
        <chart:legend chart:legend-position="end" svg:x="8.823cm" svg:y="18.458cm" style:legend-expansion="custom" chartooo:width="17.918cm" chartooo:height="0.846cm" style:legend-expansion-aspect-ratio="21.1796690307329" chart:style-name="ch3"/>
        <chart:plot-area chart:style-name="ch4" table:cell-range-address="'Sheet 1 - Table 1'.B6:'Sheet 1 - Table 1'.B9 'Sheet 1 - Table 1'.D5:'Sheet 1 - Table 1'.F9" chart:data-source-has-labels="both" svg:x="2.232cm" svg:y="1.574cm" svg:width="30.563cm" svg:height="15.191cm">
          <chartooo:coordinate-region svg:x="3.788cm" svg:y="1.813cm" svg:width="27.714cm" svg:height="14.226cm"/>
          <chart:axis chart:dimension="x" chart:name="primary-x" chart:style-name="ch5" chartooo:axis-type="auto">
            <chartooo:date-scale/>
            <chart:categories table:cell-range-address="'Sheet 1 - Table 1'.B6:'Sheet 1 - Table 1'.B9"/>
          </chart:axis>
          <chart:axis chart:dimension="x" chart:name="secondary-x" chart:style-name="ch6">
            <chart:title svg:x="15.651cm" svg:y="16.972cm" chart:style-name="ch7">
              <text:p>Núcleos</text:p>
            </chart:title>
          </chart:axis>
          <chart:axis chart:dimension="y" chart:name="primary-y" chart:style-name="ch8">
            <chart:title svg:x="32.91cm" svg:y="7.179cm" chart:style-name="ch7">
              <text:p>Eficiência</text:p>
            </chart:title>
          </chart:axis>
          <chart:axis chart:dimension="y" chart:name="secondary-y" chart:style-name="ch9">
            <chart:title svg:x="0.384cm" svg:y="11.907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9" chart:label-cell-address="'Sheet 1 - Table 1'.F5:'Sheet 1 - Table 1'.F5" chart:class="chart:bar">
            <chart:data-point chart:repeated="4"/>
          </chart:series>
          <chart:series chart:attached-axis="secondary-y" chart:style-name="ch12" chart:values-cell-range-address="'Sheet 1 - Table 1'.D6:'Sheet 1 - Table 1'.D9" chart:label-cell-address="'Sheet 1 - Table 1'.D5:'Sheet 1 - Table 1'.D5" chart:class="chart:line">
            <chart:data-point chart:repeated="4"/>
          </chart:series>
          <chart:series chart:attached-axis="secondary-y" chart:style-name="ch13" chart:values-cell-range-address="'Sheet 1 - Table 1'.E6:'Sheet 1 - Table 1'.E9" chart:label-cell-address="'Sheet 1 - Table 1'.E5:'Sheet 1 - Table 1'.E5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9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9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9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020202020202">
                <text:p>0.77020202020202</text:p>
              </table:table-cell>
              <table:table-cell office:value-type="float" office:value="1.54040404040404">
                <text:p>1.54040404040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1367521367521">
                <text:p>0.521367521367521</text:p>
              </table:table-cell>
              <table:table-cell office:value-type="float" office:value="1.56410256410256">
                <text:p>1.56410256410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315789473684">
                <text:p>0.401315789473684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